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adbd9"/>
    </style:style>
    <style:style style:name="P4" style:family="paragraph" style:parent-style-name="Standard">
      <style:text-properties officeooo:rsid="0008e29f" officeooo:paragraph-rsid="000b2c67"/>
    </style:style>
    <style:style style:name="P5" style:family="paragraph" style:parent-style-name="Standard">
      <style:text-properties officeooo:rsid="0008e29f" officeooo:paragraph-rsid="0008e29f"/>
    </style:style>
    <style:style style:name="P6" style:family="paragraph" style:parent-style-name="Standard">
      <style:text-properties officeooo:rsid="000b2c67" officeooo:paragraph-rsid="000b2c67"/>
    </style:style>
    <style:style style:name="P7" style:family="paragraph" style:parent-style-name="Standard">
      <style:text-properties officeooo:rsid="000b2c67" officeooo:paragraph-rsid="000d86ae"/>
    </style:style>
    <style:style style:name="P8" style:family="paragraph" style:parent-style-name="Standard">
      <style:text-properties officeooo:rsid="0005c819" officeooo:paragraph-rsid="0008e29f"/>
    </style:style>
    <style:style style:name="P9" style:family="paragraph" style:parent-style-name="Standard">
      <style:text-properties officeooo:rsid="0005c819" officeooo:paragraph-rsid="000f2db1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0d0f33"/>
    </style:style>
    <style:style style:name="T5" style:family="text">
      <style:text-properties officeooo:rsid="000d86ae"/>
    </style:style>
    <style:style style:name="T6" style:family="text">
      <style:text-properties officeooo:rsid="000f2db1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4">5</text:span><text:span text:style-name="T3">: The </text:span><text:span text:style-name="T4">Linked List</text:span><text:span text:style-name="T3"> Class</text:span></text:p>
      <text:p text:style-name="P1"><text:tab/><text:span text:style-name="T2">files: </text:span><text:span text:style-name="T4">List</text:span><text:span text:style-name="T3">.h, </text:span><text:span text:style-name="T4">list</text:span><text:span text:style-name="T3">_test.cpp</text:span></text:p>
      <text:p text:style-name="P3"/>
      <text:p text:style-name="P4"><text:tab/><text:span text:style-name="T3">This lab consists of a basic implementation of the </text:span><text:span text:style-name="T5">linked list</text:span><text:span text:style-name="T3"> container class. The functionality</text:span></text:p>
      <text:p text:style-name="P6"><text:tab/>provided by this class is minimal when compared to the STL implementation of the same class.</text:p>
      <text:p text:style-name="P7"><text:tab/>However, the core concepts <text:s/>such as dynamic memory management, <text:s/><text:span text:style-name="T5">pointers, iterators</text:span></text:p>
      <text:p text:style-name="P7"><text:span text:style-name="T5"><text:tab/>and managing all the links </text:span>are still presented. </text:p>
      <text:p text:style-name="P6"/>
      <text:p text:style-name="P4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2"><text:tab/></text:p>
      <text:p text:style-name="P2"/>
      <text:p text:style-name="P2"><draw:frame draw:style-name="fr1" draw:name="Object1" text:anchor-type="paragraph" svg:width="5.6311in" svg:height="4.49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><text:tab/></text:p>
      <text:p text:style-name="P9"><text:span text:style-name="T6"/></text:p>
      <text:p text:style-name="P9"><text:span text:style-name="T6"><text:tab/> <text:s text:c="2"/>Iterator class time and storage complexities</text:span></text:p>
      <text:p text:style-name="P2"><text:span text:style-name="T6"/></text:p>
      <text:p text:style-name="P2"><text:span text:style-name="T6"/></text:p>
      <text:p text:style-name="P2"><draw:frame draw:style-name="fr1" draw:name="Object2" text:anchor-type="paragraph" svg:width="5.6311in" svg:height="2.748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/></text:p>
      <text:p text:style-name="P2"/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2-19T18:14:51</dc:date>
    <dc:creator>user </dc:creator>
    <meta:editing-duration>PT00H35M29S</meta:editing-duration>
    <meta:editing-cycles>7</meta:editing-cycles>
    <meta:generator>OpenOffice.org/3.2$Linux OpenOffice.org_project/320m19$Build-9505</meta:generator>
    <meta:document-statistic meta:table-count="0" meta:image-count="0" meta:object-count="2" meta:page-count="2" meta:paragraph-count="14" meta:word-count="76" meta:character-count="5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Lis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List(const List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~List(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empty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size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ush_front( const &amp;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ush_back( const &amp;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op_fron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pop_back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begin() const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end() const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insert( iterator, const &amp; 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erase( iterator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List::operator=( const List 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18:1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3">
          <table:table-cell table:number-columns-repeated="4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2">
          <table:table-cell/>
          <table:table-cell table:style-name="ce2" office:value-type="string">
            <text:p>List_iterator::List_iterator( Link *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List_iterator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List_iterator( iterator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*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=(const iterator&amp;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==(const iterator&amp;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!=(const iterator&amp;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++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++(int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 - -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List_iterator::operator - -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18:1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